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363" officeooo:paragraph-rsid="000473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authors contributed equality with the formalization, article writing and experi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3:48:04.958998049</meta:creation-date>
    <dc:date>2020-01-24T13:49:06.075519215</dc:date>
    <meta:editing-duration>PT1M2S</meta:editing-duration>
    <meta:editing-cycles>1</meta:editing-cycles>
    <meta:document-statistic meta:table-count="0" meta:image-count="0" meta:object-count="0" meta:page-count="1" meta:paragraph-count="1" meta:word-count="11" meta:character-count="89" meta:non-whitespace-character-count="79"/>
    <meta:generator>LibreOffice/5.3.3.2$MacOSX_X86_64 LibreOffice_project/3d9a8b4b4e538a85e0782bd6c2d430bafe583448</meta:generator>
  </office:meta>
</office:document-meta>
</file>